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9.75pt" fo:font-style="italic"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9.75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font-name="Times New Roman" fo:font-size="9.75pt" fo:font-style="normal" style:text-underline-style="solid" style:text-underline-width="auto" style:text-underline-color="font-color" fo:font-weight="normal"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font-name="Times New Roman" fo:font-size="9.75pt" fo:font-style="normal" style:text-underline-style="solid" style:text-underline-width="auto" style:text-underline-color="font-color" fo:font-weight="bold"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ff0000" style:text-line-through-style="none" style:text-line-through-type="none" style:font-name="Times New Roman" fo:font-size="12pt" fo:font-style="normal" style:text-underline-style="none" fo:font-weight="normal"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222222" style:text-line-through-style="none" style:text-line-through-type="none" style:font-name="Arial" fo:font-size="9.75pt" fo:font-style="normal" style:text-underline-style="none" fo:font-weight="normal" style:text-blinking="false" fo:background-color="#ffffff"/>
    </style:style>
    <style:style style:name="P9" style:family="paragraph" style:parent-style-name="Text_20_body">
      <style:paragraph-properties fo:margin-top="0in" fo:margin-bottom="0in" loext:contextual-spacing="false" fo:line-height="138%" style:writing-mode="lr-tb"/>
      <style:text-properties fo:font-weight="normal"/>
    </style:style>
    <style:style style:name="P10"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9.75pt" fo:font-style="normal" style:text-underline-style="none" fo:font-weight="normal" style:text-blinking="false"/>
    </style:style>
    <style:style style:name="P11"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9.75pt" fo:font-style="normal" style:text-underline-style="none" fo:font-weight="normal" style:text-blinking="false"/>
    </style:style>
    <style:style style:name="P12"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9.75pt" fo:font-style="normal" style:text-underline-style="none" fo:font-weight="normal" style:text-blinking="false"/>
    </style:style>
    <style:style style:name="P13"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9.75pt" fo:font-style="normal" style:text-underline-style="none" fo:font-weight="normal" style:text-blinking="false"/>
    </style:style>
    <style:style style:name="P14" style:family="paragraph" style:parent-style-name="Text_20_body" style:list-style-name="L5">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9.75pt" fo:font-style="normal" style:text-underline-style="none" fo:font-weight="normal" style:text-blinking="false"/>
    </style:style>
    <style:style style:name="P15" style:family="paragraph" style:parent-style-name="Text_20_body" style:list-style-name="L6">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9.75pt" fo:font-style="normal" style:text-underline-style="none" fo:font-weight="normal" style:text-blinking="false"/>
    </style:style>
    <style:style style:name="P16"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9.75pt" fo:font-style="normal" style:text-underline-style="none" fo:font-weight="normal" style:text-blinking="false" fo:background-color="transparent"/>
    </style:style>
    <style:style style:name="P17"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9.75pt" fo:font-style="normal" style:text-underline-style="none" fo:font-weight="normal" style:text-blinking="false" fo:background-color="transparent"/>
    </style:style>
    <style:style style:name="P18"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9.75pt" fo:font-style="normal" style:text-underline-style="none" fo:font-weight="normal" style:text-blinking="false" fo:background-color="transparent"/>
    </style:style>
    <style:style style:name="P19" style:family="paragraph" style:parent-style-name="Text_20_body" style:list-style-name="L6">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9.75pt" fo:font-style="normal" style:text-underline-style="none" fo:font-weight="normal" style:text-blinking="false" fo:background-color="transparent"/>
    </style:style>
    <style:style style:name="P20" style:family="paragraph" style:parent-style-name="Text_20_body" style:list-style-name="L7">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9.75pt" fo:font-style="normal" style:text-underline-style="none" fo:font-weight="normal" style:text-blinking="false" fo:background-color="transparent"/>
    </style:style>
    <style:style style:name="P21" style:family="paragraph" style:parent-style-name="Text_20_body">
      <style:paragraph-properties fo:margin-left="0.5in" fo:margin-right="0in" fo:text-indent="0in" style:auto-text-indent="false"/>
    </style:style>
    <style:style style:name="T1"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9.75pt" fo:font-style="italic"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9.75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5.25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5.25pt" fo:font-style="italic"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font-name="Times New Roman" fo:font-size="12pt" fo:font-style="normal" style:text-underline-style="solid" style:text-underline-width="auto" style:text-underline-color="font-color" fo:background-color="transparent" loext:char-shading-value="0"/>
    </style:style>
    <style:style style:name="T8" style:family="text">
      <style:text-properties fo:font-variant="normal" fo:text-transform="none" fo:color="#000000" style:font-name="Times New Roman" fo:font-size="9.75pt" fo:font-style="italic" style:text-underline-style="solid" style:text-underline-width="auto" style:text-underline-color="font-color" fo:background-color="transparent" loext:char-shading-value="0"/>
    </style:style>
    <style:style style:name="T9" style:family="text">
      <style:text-properties fo:font-variant="normal" fo:text-transform="none" fo:color="#000000" style:font-name="Times New Roman" fo:font-size="9.75pt" fo:font-style="normal" style:text-underline-style="solid" style:text-underline-width="auto" style:text-underline-color="font-color" fo:background-color="transparent" loext:char-shading-value="0"/>
    </style:style>
    <style:style style:name="T10" style:family="text">
      <style:text-properties fo:font-variant="normal" fo:text-transform="none" fo:color="#222222" style:text-line-through-style="none" style:text-line-through-type="none" style:font-name="Arial" fo:font-size="9.75pt" fo:font-style="normal" style:text-underline-style="none" style:text-blinking="false" fo:background-color="#ffffff" loext:char-shading-value="0"/>
    </style:style>
    <style:style style:name="T11" style:family="text">
      <style:text-properties fo:font-variant="normal" fo:text-transform="none" fo:color="#222222" style:text-line-through-style="none" style:text-line-through-type="none" style:font-name="Arial" fo:font-size="9.75pt" fo:font-style="italic" style:text-underline-style="none" style:text-blinking="false" fo:background-color="#ffffff" loext:char-shading-value="0"/>
    </style:style>
    <style:style style:name="T12" style:family="text">
      <style:text-properties fo:font-variant="normal" fo:text-transform="none" fo:color="#222222" style:text-line-through-style="none" style:text-line-through-type="none" style:text-underline-style="none" style:text-blinking="false" fo:background-color="#ffffff" loext:char-shading-value="0"/>
    </style:style>
    <style:style style:name="T13" style:family="text">
      <style:text-properties fo:background-color="transparent" loext:char-shading-value="0"/>
    </style:style>
    <style:style style:name="T14" style:family="text">
      <style:text-properties fo:font-style="italic" fo:background-color="transparent" loext:char-shading-value="0"/>
    </style:style>
    <style:style style:name="T15" style:family="text">
      <style:text-properties fo:font-size="5.25pt" fo:font-style="italic" fo:background-color="transparent" loext:char-shading-value="0"/>
    </style:style>
    <style:style style:name="T16" style:family="text">
      <style:text-properties fo:font-size="5.25pt" fo:background-color="transparent"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8e5ca9df-180c-9bbc-b4f1-5366aa44c603"/>Summarize the CURRENT stage of development for this technology:</text:p>
      <text:p text:style-name="P3">Please describe what has been accomplished so far in the development of this invention and its associated products or services. This doesn't have to be extensive; just a few bullet points summarizing key points you think will make the technology more marketable (i.e. animal data, proof-of-principle experiments, prototype availability):</text:p>
      <text:p text:style-name="Text_20_body"/>
      <text:p text:style-name="P2">Currently, the majority of the source code and algorithms have been implemented including:</text:p>
      <text:p text:style-name="P2">-Approximately 80% of the core algorithms</text:p>
      <text:p text:style-name="P2">-Majority of experimental data to validate the software’s inputs/outputs</text:p>
      <text:p text:style-name="P2">-Prototype software tool implemented, under development</text:p>
      <text:p text:style-name="Text_20_body"/>
      <text:p text:style-name="P1">Products and Services:</text:p>
      <text:p text:style-name="P3">List below as many actual or hypothetical products or services as you can think of that might result or benefit from your invention. Be adventurous; try to think of broader and narrower applications for the invention than those that immediately come to mind, as well as applications that are outside of your own field.</text:p>
      <text:p text:style-name="Text_20_body"/>
      <text:p text:style-name="P2">-Software for selecting optimized sets of fluorescent reporters</text:p>
      <text:p text:style-name="P2">-Software for designing specifications of fluorescence measurement machines</text:p>
      <text:p text:style-name="P2">-Fluorescence microscopes</text:p>
      <text:p text:style-name="P2">-Flow cytometers</text:p>
      <text:p text:style-name="P2">-Next-generation sequencing technologies</text:p>
      <text:p text:style-name="P2">-Software for evaluating sets of fluorescent reporters with a measurement machine’s specifications</text:p>
      <text:p text:style-name="Text_20_body"/>
      <text:p text:style-name="P1">Advantages:</text:p>
      <text:p text:style-name="P3">Encouraging companies to invest in the commercial development of your invention will require that we describe for them its advantages over alternative products, processes, or services. Describe all of the advantages you can think of (i.e., what makes it faster, better, cheaper) and any key features you can think of that might make your technology more marketable. Feel free to be speculative; all of the claims in this section do not necessarily have to be backed up by data at this time.</text:p>
      <text:p text:style-name="Text_20_body"/>
      <text:p text:style-name="P9"><text:span text:style-name="T1">-</text:span><text:span text:style-name="T7">Automated selection of fluorescent proteins or dyes for strongest, clearest signal(s)</text:span><text:span text:style-name="T1">: Current methods for making such selections for the clearest signals are only semi-quantitatively and require significant manual inspection. Furthermore, it is often desirable to pick large sets of dyes or proteins for simultaneous use which is an np-hard problem. This would be the first known tool with algorithms specifically for this problem.</text:span></text:p>
      <text:p text:style-name="P9"><text:span text:style-name="T1">-</text:span><text:span text:style-name="T7">Automated selection of fluorescent proteins or dyes for cheapest expendable price</text:span><text:span text:style-name="T1">: No analytical tools for this problem include considerations for price, only predicted signal - this would be an additional advantage from this type of software.</text:span></text:p>
      <text:p text:style-name="P9"><text:soft-page-break/><text:span text:style-name="T1">-</text:span><text:span text:style-name="T7">Design of fluorescent measurement machine specifications</text:span><text:span text:style-name="T1">: When companies that manufacture machines for fluorescence imaging are designing their instrument specifications, they seem to do a lot of manual problem-solving for choosing the best sets of possible lasers and filters. These algorithms can be used to automate those process and provide quantitative analysis of possible selections.</text:span></text:p>
      <text:p text:style-name="Text_20_body"/>
      <text:p text:style-name="P1">Possible Licensees:</text:p>
      <text:p text:style-name="P3">Do you know any companies that might be interested in using your invention to make, use, or sell products or services? If you have a contact at any of these companies, be sure to give a name and telephone number. Of course, we will speak to you first before calling your contacts.</text:p>
      <text:p text:style-name="Text_20_body"/>
      <text:p text:style-name="P2">Likely licensees would be fluorescent measurement machine manufacturers or potentially manufacturers of fluorescent dyes.</text:p>
      <text:p text:style-name="Text_20_body"/>
      <text:p text:style-name="P1">Brief summary of the invention:</text:p>
      <text:p text:style-name="P3">This should be a short relatively non-technical description of the invention. This should clearly summarize the purpose of the invention, possible applications and commercial products, what problems it solves and advantages over current technologies (i.e. how it is faster, better, cheaper). This should be no longer than two paragraphs (think of it as an abstract).</text:p>
      <text:p text:style-name="Text_20_body"/>
      <text:p text:style-name="P2">This invention is a software tool with algorithms for selecting optimized sets of fluorescent proteins or dyes for simultaneous measurement on a machine that measure cellular fluorescence. Specifically, we have created algorithms that can select optimized sets of fluorescent dyes and/or fluorescent proteins (fluorophores) to be used for measurement given a measurement machine with known lasers and filters, an optimized set of lasers for a machine given a known set of fluorophores and filters, and an optimized set of filters given a known set of fluorophores and lasers. These algorithms are based upon fluorescence spectra, brightness, and other known physical properties in addition to material costs.</text:p>
      <text:p text:style-name="Text_20_body"/>
      <text:p text:style-name="P2">These algorithms will be connected to a front-end user interface in which users can download large sets of example data or upload their own data to evaluate both their current choices of fluorophore usage and machine configurations and compare them to our optimized solutions. This will be able to increase the quality of the signal-to-noise in the measurements that users must take and in the cases of fluorescent dyes, minimize their cost of material expense. Finally, it will also be useful for designers of fluorescence-based measurement machines to make superior configurations for their customers based upon the fluorophores they are most interested in using.  </text:p>
      <text:p text:style-name="Text_20_body"/>
      <text:p text:style-name="P1">Background:</text:p>
      <text:p text:style-name="P3"><text:soft-page-break/>Briefly summarize the state of the art and current problems in the field that led you to develop this technology. Think of this as the introduction to a paper or the background and significance section for a grant. If a manuscript or grant application is attached, a reference to that document is acceptable here.</text:p>
      <text:p text:style-name="Text_20_body"/>
      <text:p text:style-name="P2">Fluorescence-based measurement is a core technology used by the vast majority of biological scientists to evaluate the functional characteristics of the systems they study. These measurement methods range from embedding fluorescent protein expression into cellular systems to staining cellular systems with conjugated antibodies fused to fluorescent dyes. Many of these foundational technologies are applied both in a small scale in a single assay and in a large scale in modern high-throughput DNA sequencing technologies. While the number of possible fluorophores for taking these measurements are large, each fluorophore has its own unique physical properties and the readouts are rarely completely orthogonal. In most cases where two or more readouts are desired, light emitted from each fluorophore will inadvertently omit light that overlaps with the signal from another.</text:p>
      <text:p text:style-name="Text_20_body"/>
      <text:p text:style-name="P2">To date, the mathematics for correcting these overlapping signals to allow the usage of many orthogonal readouts has been studied extensively, but these corrections still introduce error into each readout. Furthermore, since each fluorophore has unique physical properties that require more costly production, the price at which each fluorophore is sold is highly variable. While there are some computational tools for evaluating choices of fluorophores either individually or in combination, there exist no known algorithm-driven tools for picking sets of fluorophores that require the least amount of correction or make selections that yield the least amount of cost to the experimenter/consumer. With this invention, we intend to address these needs to both increase the quality of measurements made at both a small and large scale and decrease cost at all scales.</text:p>
      <text:p text:style-name="Text_20_body"/>
      <text:p text:style-name="P1">Your Publications:</text:p>
      <text:p text:style-name="P3">Please list all of your previous publications and patents that are reasonably related to the subject matter of this invention.</text:p>
      <text:p text:style-name="Text_20_body"/>
      <text:p text:style-name="P4">N/A</text:p>
      <text:p text:style-name="Text_20_body"/>
      <text:p text:style-name="P1">Others' Publications:</text:p>
      <text:p text:style-name="P9"><text:span text:style-name="T2">Please list </text:span><text:span text:style-name="T8">at least three</text:span><text:span text:style-name="T6"> </text:span><text:span text:style-name="T2">of the most relevant publications and patents (of which you are aware)</text:span></text:p>
      <text:p text:style-name="P3">that closely relate to this invention. This usually includes work by competing academic groups, or works that directly inspired this invention. The more examples, the better.</text:p>
      <text:p text:style-name="Text_20_body"/>
      <text:p text:style-name="P7">[TODO: List of relevant publications]</text:p>
      <text:p text:style-name="P9"><text:soft-page-break/><text:span text:style-name="T10">Shaner, Nathan C., Paul A. Steinbach, and Roger Y. Tsien. "A guide to choosing fluorescent proteins." </text:span><text:span text:style-name="T11">Nature methods</text:span><text:span text:style-name="T12"> </text:span><text:span text:style-name="T10">2, no. 12 (2005): 905-909. </text:span></text:p>
      <text:p text:style-name="P9"><text:span text:style-name="T10"><text:line-break/>This manuscript is perhaps the most relevant seminal publication that provides a comparative guide to the “best available” fluorescent proteins. It also provides a table with recommended set of filters for fluorescent proteins. </text:span></text:p>
      <text:p text:style-name="Text_20_body"/>
      <text:p text:style-name="P9"><text:span text:style-name="T10">Shaner, Nathan C., George H. Patterson, and Michael W. Davidson. "Advances in fluorescent protein technology." </text:span><text:span text:style-name="T11">Journal of cell science</text:span><text:span text:style-name="T12"> </text:span><text:span text:style-name="T10">120, no. 24 (2007): 4247-4260.</text:span></text:p>
      <text:p text:style-name="Text_20_body"/>
      <text:p text:style-name="P8">(This could be a potential publication. We need 1 more. Maybe EQuip or some Jake Beal paper?. Apparently there was something in the supplemental section?)</text:p>
      <text:p text:style-name="Text_20_body"/>
      <text:p text:style-name="P1">Technical Description of the Invention:</text:p>
      <text:p text:style-name="P3">Please include an enabling description of the invention. This description should be detailed enough to make it possible for someone to recreate or perform what is described in the invention. You can think of this as a protocol that someone could follow. Pictures and flow charts are also very helpful to clarify the procedure and can help to strengthen a patent. Thus, if a manuscript or grant application is attached, a reference to that document is acceptable here.</text:p>
      <text:p text:style-name="Text_20_body"/>
      <text:p text:style-name="P7">[TODO: Technical summary of our invention - Alex, David and Prashant]</text:p>
      <text:p text:style-name="Text_20_body"/>
      <text:p text:style-name="P7">I’m in the process of making a visual representation for this. But for now, I’m going to fill in a technical description for this. Might be a better idea to have an “addendum here” which shows a couple of figures explaining emission and excitation spectrum, signal, noise, filter, normalized values, etc.   </text:p>
      <text:p text:style-name="Text_20_body"/>
      <text:p text:style-name="P4">The task of exhaustively searching and choosing the right set of fluorescent proteins for a given cytometer, is a problem with factorial complexity. Let us first formally define the problem. </text:p>
      <text:p text:style-name="P5">The following are given: </text:p>
      <text:list xml:id="list3594188331621084121" text:style-name="L1">
        <text:list-item>
          <text:p text:style-name="P10"><text:span text:style-name="T13">A set </text:span><text:span text:style-name="T14">X</text:span><text:span text:style-name="T13"> of Fluorescent Proteins or Fluorophores (hereby referred to as FPs). Each FP </text:span><text:span text:style-name="T14">x</text:span><text:span text:style-name="T15">i</text:span><text:span text:style-name="T13"> in </text:span><text:span text:style-name="T14">X</text:span><text:span text:style-name="T13"> has: </text:span></text:p>
          <text:list>
            <text:list-item>
              <text:p text:style-name="P10"><text:span text:style-name="T13">A function mapping emission spectrum (</text:span><text:span text:style-name="T14">?</text:span><text:span text:style-name="T15">em_i</text:span><text:span text:style-name="T13">) to normalized intensity (</text:span><text:span text:style-name="T14">m</text:span><text:span text:style-name="T15">em_i</text:span><text:span text:style-name="T13">). </text:span></text:p>
            </text:list-item>
            <text:list-item>
              <text:p text:style-name="P10"><text:span text:style-name="T13">A function mapping excitation spectrum (</text:span><text:span text:style-name="T14">?</text:span><text:span text:style-name="T15">ex_i</text:span><text:span text:style-name="T13">) to normalized intensity (</text:span><text:span text:style-name="T14">m</text:span><text:span text:style-name="T15">ex_i</text:span><text:span text:style-name="T13">).</text:span></text:p>
            </text:list-item>
            <text:list-item>
              <text:p text:style-name="P16">The domain of both functions is a set of real positive integers representing the spectrum of wavelengths. The image of the function is a positive real number between 0 and 1 (both inclusive). </text:p>
            </text:list-item>
          </text:list>
        </text:list-item>
        <text:list-item>
          <text:p text:style-name="P10"><text:span text:style-name="T13">A set </text:span><text:span text:style-name="T14">Y</text:span><text:span text:style-name="T13"> of Lasers. Each laser </text:span><text:span text:style-name="T14">y</text:span><text:span text:style-name="T15">j</text:span><text:span text:style-name="T13"> in </text:span><text:span text:style-name="T14">Y</text:span><text:span text:style-name="T13"> has the following properties</text:span></text:p>
          <text:list>
            <text:list-item>
              <text:p text:style-name="P10"><text:span text:style-name="T13">Wavelength of the laser (a real positive integer) : </text:span><text:span text:style-name="T14">?</text:span><text:span text:style-name="T15">j</text:span><text:span text:style-name="T13">  </text:span></text:p>
            </text:list-item>
            <text:list-item>
              <text:p text:style-name="P10"><text:span text:style-name="T13">A set </text:span><text:span text:style-name="T14">Z</text:span><text:span text:style-name="T15">j</text:span><text:span text:style-name="T13"> of filters. Each filter </text:span><text:span text:style-name="T14">z</text:span><text:span text:style-name="T15">jk</text:span><text:span text:style-name="T13"> in </text:span><text:span text:style-name="T14">Z</text:span><text:span text:style-name="T15">j</text:span><text:span text:style-name="T13"> has: </text:span></text:p>
              <text:list>
                <text:list-item>
                  <text:p text:style-name="P10"><text:span text:style-name="T13">A set of filter wavelengths </text:span><text:span text:style-name="T14">?</text:span><text:span text:style-name="T15">jk</text:span><text:span text:style-name="T13"> : A set of positive integers representing a subset of the entire spectrum of wavelengths. </text:span></text:p>
                </text:list-item>
              </text:list>
            </text:list-item>
          </text:list>
        </text:list-item>
      </text:list>
      <text:p text:style-name="Text_20_body"/>
      <text:p text:style-name="P9"><text:soft-page-break/><text:span text:style-name="T3">Computing the normalized emission (m</text:span><text:span text:style-name="T4">em_ij</text:span><text:span text:style-name="T3">) of an FP </text:span><text:span text:style-name="T2">x</text:span><text:span text:style-name="T5">i</text:span><text:span text:style-name="T6"> </text:span><text:span text:style-name="T3">for a specific laser </text:span><text:span text:style-name="T2">y</text:span><text:span text:style-name="T5">j</text:span><text:span text:style-name="T6"> </text:span><text:span text:style-name="T3">:</text:span></text:p>
      <text:list xml:id="list4036872796908884253" text:style-name="L2">
        <text:list-item>
          <text:p text:style-name="P11"><text:span text:style-name="T13">For each ?</text:span><text:span text:style-name="T16">t</text:span><text:span text:style-name="T13"> in ?</text:span><text:span text:style-name="T16">ex_i</text:span><text:span text:style-name="T13">, </text:span></text:p>
          <text:list>
            <text:list-item>
              <text:p text:style-name="P11"><text:span text:style-name="T13">if ?</text:span><text:span text:style-name="T16">t</text:span><text:span text:style-name="T13"> = ?</text:span><text:span text:style-name="T16">j</text:span><text:span text:style-name="T13">, m</text:span><text:span text:style-name="T16">ij</text:span><text:span text:style-name="T13"> = m</text:span><text:span text:style-name="T16">t</text:span><text:span text:style-name="T13"> (where m</text:span><text:span text:style-name="T16">t</text:span><text:span text:style-name="T13"> ϵ m</text:span><text:span text:style-name="T16">ex_i</text:span><text:span text:style-name="T13">)</text:span></text:p>
            </text:list-item>
          </text:list>
        </text:list-item>
        <text:list-item>
          <text:p text:style-name="P11"><text:span text:style-name="T13">The emission spectrum for x</text:span><text:span text:style-name="T16">i</text:span><text:span text:style-name="T13"> is then: </text:span></text:p>
          <text:list>
            <text:list-item>
              <text:p text:style-name="P11"><text:span text:style-name="T13">m</text:span><text:span text:style-name="T16">em_ij</text:span><text:span text:style-name="T13"> = m</text:span><text:span text:style-name="T16">em_i</text:span><text:span text:style-name="T13"> * m</text:span><text:span text:style-name="T16">ij</text:span><text:span text:style-name="T13"> (Each value in the image of the function for the excitation spectrum is multiplied by m</text:span><text:span text:style-name="T16">ij</text:span><text:span text:style-name="T13">)</text:span></text:p>
            </text:list-item>
          </text:list>
        </text:list-item>
      </text:list>
      <text:p text:style-name="Text_20_body"/>
      <text:p text:style-name="P9"><text:span text:style-name="T3">Computing the Signal value S for an FP x</text:span><text:span text:style-name="T4">i</text:span><text:span text:style-name="T6"> </text:span><text:span text:style-name="T3">in a filter z</text:span><text:span text:style-name="T4">jk</text:span><text:span text:style-name="T3">:</text:span></text:p>
      <text:list xml:id="list2154656441657066655" text:style-name="L3">
        <text:list-item>
          <text:p text:style-name="P17">S = 0</text:p>
        </text:list-item>
        <text:list-item>
          <text:p text:style-name="P12"><text:span text:style-name="T13">For each ?</text:span><text:span text:style-name="T16">t </text:span><text:span text:style-name="T13">in </text:span><text:span text:style-name="T14">?</text:span><text:span text:style-name="T15">ex_i </text:span><text:span text:style-name="T13">,</text:span></text:p>
          <text:list>
            <text:list-item>
              <text:p text:style-name="P12"><text:span text:style-name="T13">If  ?</text:span><text:span text:style-name="T16">t </text:span><text:span text:style-name="T13"> ϵ </text:span><text:span text:style-name="T14">?</text:span><text:span text:style-name="T15">jk</text:span><text:span text:style-name="T13"> , S = S + m</text:span><text:span text:style-name="T16">t</text:span><text:span text:style-name="T13"> (where m</text:span><text:span text:style-name="T16">t</text:span><text:span text:style-name="T13"> ϵ m</text:span><text:span text:style-name="T16">em_ij</text:span><text:span text:style-name="T13">)</text:span></text:p>
            </text:list-item>
          </text:list>
        </text:list-item>
      </text:list>
      <text:p text:style-name="Text_20_body"/>
      <text:p text:style-name="P9"><text:span text:style-name="T3">Computing the noise R for a set N ⊆ X in a filter z</text:span><text:span text:style-name="T4">jk</text:span><text:span text:style-name="T6"> </text:span><text:span text:style-name="T3">for an FP x</text:span><text:span text:style-name="T4">i</text:span><text:span text:style-name="T6"> </text:span><text:span text:style-name="T3">(where x</text:span><text:span text:style-name="T4">i</text:span><text:span text:style-name="T6"> </text:span><text:span text:style-name="T3">ϵ N):   </text:span></text:p>
      <text:list xml:id="list7040484129364282880" text:style-name="L4">
        <text:list-item>
          <text:p text:style-name="P18">R = 0</text:p>
        </text:list-item>
        <text:list-item>
          <text:p text:style-name="P13"><text:span text:style-name="T13">For each x</text:span><text:span text:style-name="T16">n</text:span><text:span text:style-name="T13"> ϵ N s.t (x</text:span><text:span text:style-name="T16">n</text:span><text:span text:style-name="T13"> != x</text:span><text:span text:style-name="T16">i</text:span><text:span text:style-name="T13">) : </text:span></text:p>
          <text:list>
            <text:list-item>
              <text:p text:style-name="P13"><text:span text:style-name="T13">For each ?</text:span><text:span text:style-name="T16">t </text:span><text:span text:style-name="T13">in </text:span><text:span text:style-name="T14">?</text:span><text:span text:style-name="T15">ex_n </text:span><text:span text:style-name="T13">,</text:span></text:p>
              <text:list>
                <text:list-item>
                  <text:p text:style-name="P13"><text:span text:style-name="T13">If  ?</text:span><text:span text:style-name="T16">t </text:span><text:span text:style-name="T13"> ϵ </text:span><text:span text:style-name="T14">?</text:span><text:span text:style-name="T15">jk</text:span><text:span text:style-name="T13"> , R = R + m</text:span><text:span text:style-name="T16">t</text:span><text:span text:style-name="T13"> (where m</text:span><text:span text:style-name="T16">t</text:span><text:span text:style-name="T13"> ϵ m</text:span><text:span text:style-name="T16">em_nj</text:span><text:span text:style-name="T13">)</text:span></text:p>
                </text:list-item>
              </text:list>
            </text:list-item>
          </text:list>
        </text:list-item>
      </text:list>
      <text:p text:style-name="P21"/>
      <text:p text:style-name="P9"><text:span text:style-name="T3">Signal To Noise Ratio for a set N ⊆ X in a filter z</text:span><text:span text:style-name="T4">jk</text:span><text:span text:style-name="T6"> </text:span><text:span text:style-name="T3">for an FP x</text:span><text:span text:style-name="T4">i</text:span><text:span text:style-name="T6"> </text:span><text:span text:style-name="T3">(where x</text:span><text:span text:style-name="T4">i</text:span><text:span text:style-name="T6"> </text:span><text:span text:style-name="T3">ϵ N) = S/R</text:span></text:p>
      <text:p text:style-name="Text_20_body"/>
      <text:p text:style-name="P9"><text:span text:style-name="T9">Goal:</text:span><text:span text:style-name="T6"> </text:span><text:span text:style-name="T3">Find a set N ⊆ X (|N| = n), where each FP x</text:span><text:span text:style-name="T4">n</text:span><text:span text:style-name="T6"> </text:span><text:span text:style-name="T3">ϵ N is assigned a unique filter x</text:span><text:span text:style-name="T4">jk</text:span><text:span text:style-name="T3">, where the sum of the signal to noise ratio all filters is the maximum possible value for the given set of inputs. </text:span></text:p>
      <text:p text:style-name="Text_20_body"/>
      <text:p text:style-name="P5">Solution: </text:p>
      <text:p text:style-name="Text_20_body"/>
      <text:p text:style-name="P6">Exhaustive Approach: </text:p>
      <text:p text:style-name="Text_20_body"/>
      <text:list xml:id="list2823826054137681829" text:style-name="L5">
        <text:list-item>
          <text:p text:style-name="P14"><text:span text:style-name="T13">Build a new set of filters Z</text:span><text:span text:style-name="T16">all</text:span><text:span text:style-name="T13"> = {Z</text:span><text:span text:style-name="T16">1</text:span><text:span text:style-name="T13"> ⋃ Z</text:span><text:span text:style-name="T16">2</text:span><text:span text:style-name="T13"> ⋃ … ⋃ Z</text:span><text:span text:style-name="T16">j</text:span><text:span text:style-name="T13">}</text:span></text:p>
        </text:list-item>
        <text:list-item>
          <text:p text:style-name="P14"><text:span text:style-name="T13">Create a Set S1 listing all permutations of size n for all available FPs:  </text:span><text:span text:style-name="T16">x</text:span><text:span text:style-name="T13">P</text:span><text:span text:style-name="T16">n</text:span></text:p>
        </text:list-item>
        <text:list-item>
          <text:p text:style-name="P14"><text:span text:style-name="T13">Create a Set S2 listing all permutations of size n for all filters: </text:span><text:span text:style-name="T16">Z_all</text:span><text:span text:style-name="T13">P</text:span><text:span text:style-name="T16">n</text:span></text:p>
        </text:list-item>
        <text:list-item>
          <text:p text:style-name="P14"><text:span text:style-name="T13">SNR</text:span><text:span text:style-name="T16">smallest</text:span><text:span text:style-name="T13"> = -1;</text:span></text:p>
        </text:list-item>
        <text:list-item>
          <text:p text:style-name="P14"><text:span text:style-name="T13">For each permutation </text:span><text:span text:style-name="T14">i</text:span><text:span text:style-name="T13"> in S1:</text:span></text:p>
          <text:list>
            <text:list-item>
              <text:p text:style-name="P14"><text:span text:style-name="T13">For each permutation </text:span><text:span text:style-name="T14">j</text:span><text:span text:style-name="T13"> in S2: </text:span></text:p>
              <text:list>
                <text:list-item>
                  <text:p text:style-name="P14"><text:span text:style-name="T13">Compute the signal to noise ratio for each filter in j to the corresponding FP in i given the selected </text:span><text:span text:style-name="T14">i </text:span><text:span text:style-name="T13">FPs </text:span></text:p>
                </text:list-item>
                <text:list-item>
                  <text:p text:style-name="P14"><text:span text:style-name="T13">SNR</text:span><text:span text:style-name="T16">total_j</text:span><text:span text:style-name="T13"> = Sum of all signal to noise ratio values for all filters  j</text:span></text:p>
                </text:list-item>
                <text:list-item>
                  <text:p text:style-name="P14"><text:span text:style-name="T13">If SNR</text:span><text:span text:style-name="T16">smallest</text:span><text:span text:style-name="T13"> &gt; SNR</text:span><text:span text:style-name="T16">total_j</text:span></text:p>
                </text:list-item>
              </text:list>
            </text:list-item>
          </text:list>
        </text:list-item>
        <text:list-item>
          <text:p text:style-name="P14"><text:span text:style-name="T13">Return the i (set of FPs) and j (set of filters) corresponding SNR</text:span><text:span text:style-name="T16">smallest</text:span><text:span text:style-name="T13">. </text:span></text:p>
        </text:list-item>
      </text:list>
      <text:p text:style-name="Text_20_body"/>
      <text:p text:style-name="P4"><text:soft-page-break/>(This is our main approach. This works and this is kind of the novelty in our entire approach. Everything that follows is a heuristic)</text:p>
      <text:p text:style-name="Text_20_body"/>
      <text:p text:style-name="P6">Semi-Exhaustive Approach: </text:p>
      <text:p text:style-name="Text_20_body"/>
      <text:p text:style-name="P4">(Alex, David, if you guys could fill this out like the exhaustive approach above)</text:p>
      <text:p text:style-name="Text_20_body"/>
      <text:p text:style-name="P6">Simulated Annealing: </text:p>
      <text:p text:style-name="Text_20_body"/>
      <text:list xml:id="list6044439750896234962" text:style-name="L6">
        <text:list-item>
          <text:p text:style-name="P15"><text:span text:style-name="T13">Build a new set of filters Z</text:span><text:span text:style-name="T16">all</text:span><text:span text:style-name="T13"> = {Z</text:span><text:span text:style-name="T16">1</text:span><text:span text:style-name="T13"> ⋃ Z</text:span><text:span text:style-name="T16">2</text:span><text:span text:style-name="T13"> ⋃ … ⋃ Z</text:span><text:span text:style-name="T16">j</text:span><text:span text:style-name="T13">}</text:span></text:p>
        </text:list-item>
        <text:list-item>
          <text:p text:style-name="P19">Initial step: </text:p>
          <text:list>
            <text:list-item>
              <text:p text:style-name="P19">Pick a random set of FPs : S1 ⊆ X (|S1| = n)</text:p>
            </text:list-item>
            <text:list-item>
              <text:p text:style-name="P15"><text:span text:style-name="T13">Pick a random set of filters : S2 ⊆ Z</text:span><text:span text:style-name="T16">all</text:span><text:span text:style-name="T13"> (|S2| = n)</text:span></text:p>
            </text:list-item>
            <text:list-item>
              <text:p text:style-name="P19">The above two sets are state S. </text:p>
            </text:list-item>
            <text:list-item>
              <text:p text:style-name="P15"><text:span text:style-name="T13">Choose a value kmax (s.t. k</text:span><text:span text:style-name="T16">max</text:span><text:span text:style-name="T13"> &gt; 0)</text:span></text:p>
            </text:list-item>
          </text:list>
        </text:list-item>
        <text:list-item>
          <text:p text:style-name="P15"><text:span text:style-name="T13">For k =0  through k</text:span><text:span text:style-name="T16">max</text:span><text:span text:style-name="T13"> (exclusive)</text:span></text:p>
          <text:list>
            <text:list-item>
              <text:p text:style-name="P15"><text:span text:style-name="T13">Temperature T = (k/k</text:span><text:span text:style-name="T16">max</text:span><text:span text:style-name="T13">)</text:span></text:p>
            </text:list-item>
            <text:list-item>
              <text:p text:style-name="P15"><text:span text:style-name="T13">Randomly change 1 element of either S1 or S2. This new “neighbor” is state S</text:span><text:span text:style-name="T16">new</text:span><text:span text:style-name="T13">  </text:span></text:p>
            </text:list-item>
            <text:list-item>
              <text:p text:style-name="P15"><text:span text:style-name="T13">If P(E(S), E(S</text:span><text:span text:style-name="T16">new</text:span><text:span text:style-name="T13">), T) &gt;= random(0,1)</text:span></text:p>
              <text:list>
                <text:list-item>
                  <text:p text:style-name="P15"><text:span text:style-name="T13">S = S</text:span><text:span text:style-name="T16">new</text:span></text:p>
                </text:list-item>
              </text:list>
            </text:list-item>
          </text:list>
        </text:list-item>
        <text:list-item>
          <text:p text:style-name="P19">Return S. </text:p>
        </text:list-item>
      </text:list>
      <text:p text:style-name="P4">(This needs refining. Need to tinker with the algorithm to see why this is not performing as well as one would expect)</text:p>
      <text:p text:style-name="P7">[TODO: Given FPs, find lasers and filters]</text:p>
      <text:p text:style-name="Text_20_body"/>
      <text:p text:style-name="P1">Claims/Novelty:</text:p>
      <text:p text:style-name="P3">In order to get a patent it is necessary that we be able to show that the invention is novel. Describe the key elements that distinguish your invention from existing technologies used to address the same issue or problem described above. It may be helpful to try to finish the sentence "The element of my invention that makes it unlike anything else is . . ."</text:p>
      <text:p text:style-name="Text_20_body"/>
      <text:p text:style-name="P7">[TODO: Justification of novelty compared to state-of-the-art]</text:p>
      <text:p text:style-name="Text_20_body"/>
      <text:p text:style-name="P4">Fluorophores are essentially the equivalents of LEDs in digital electronic circuits. With synthetic biology, molecular biology and cell biology growing, biologists have started building more complicated genetic circuits. However, choosing multiple fluorophores for a single experiment is still: </text:p>
      <text:list xml:id="list985225815715715769" text:style-name="L7">
        <text:list-item>
          <text:p text:style-name="P20">Done by hand (guided by intuition)</text:p>
        </text:list-item>
        <text:list-item>
          <text:p text:style-name="P20">A trial and error approach</text:p>
        </text:list-item>
      </text:list>
      <text:p text:style-name="Text_20_body"/>
      <text:p text:style-name="P4">It is important to note that since the selection of fluorophores is a computational problem with factorial complexity, the problem will very soon become intractable to solve by hand or any trial and error approach. </text:p>
      <text:p text:style-name="P4"><text:soft-page-break/>Consider a simple example. Let us say, we have 10 filters in total to choose from. And let’s assume we want to choose 5 FPs from a set of 20 FPs. Let us also assume that going through 1 experiment takes x time units.</text:p>
      <text:p text:style-name="P9"><text:span text:style-name="T3">Choosing the “best” by hand using a trial and error method could take upto </text:span><text:span text:style-name="T4">10</text:span><text:span text:style-name="T3">P</text:span><text:span text:style-name="T4">5</text:span><text:span text:style-name="T6"> </text:span><text:span text:style-name="T3">* </text:span><text:span text:style-name="T4">20</text:span><text:span text:style-name="T3">P</text:span><text:span text:style-name="T4">5</text:span><text:span text:style-name="T6"> </text:span><text:span text:style-name="T3">* x time units. This translates to 30240 * 1860480 * x time units = 56260915200 * x time units. </text:span></text:p>
      <text:p text:style-name="Text_20_body"/>
      <text:p text:style-name="P4">With the techniques listed above to look for viable filters to measure fluorophores, this process is both automated and archived for future purposes. Moreover, the heuristics listed can run a lot faster and yet provide a satisfactory result. </text:p>
      <text:p text:style-name="Text_20_body"/>
      <text:p text:style-name="P4">The algorithms listed above can process the computations above in _______ time units (while running on a _______). </text:p>
      <text:p text:style-name="Text_20_body"/>
      <text:p text:style-name="P4">This work is the first effort that will automate the process of selecting fluorophores (for a given cytometer with specific laser and filter settings). Moreover, it is also the first effort that can predict an ideal cytometer setting for a given set of FPs. </text:p>
      <text:p text:style-name="Text_20_body"/>
      <text:p text:style-name="P1">Possible Variations:</text:p>
      <text:p text:style-name="P3">Describe any possible variations you can think of that can be used to broaden the claims in the patent. The broader the claims the stronger the patent and the less likely it is that a competitor can engineer around your patent. This should include any variations in the types of chemistry, sequences, mutations, materials, manufacturing methods, alternative steps or approaches that can be used to create or enable the invention. The more examples, the better.</text:p>
      <text:p text:style-name="Text_20_body"/>
      <text:p text:style-name="P7">[TODO: Describe variations on this tool to broader possible use cases]</text:p>
      <text:p text:style-name="Text_20_body"/>
      <text:p text:style-name="P4">This work could be extended to design and predict ideal fluorophores for a given experimental setup. Given a specific cytometer (with specific laser and filter settings), and no FPs, designing a set of N FPs which will have the ideal SNR for that specific cytometer.  </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12:06:43.614925540</meta:creation-date>
    <dc:date>2016-12-19T12:07:08.708239988</dc:date>
    <meta:editing-duration>PT25S</meta:editing-duration>
    <meta:editing-cycles>1</meta:editing-cycles>
    <meta:document-statistic meta:table-count="0" meta:image-count="0" meta:object-count="0" meta:page-count="7" meta:paragraph-count="118" meta:word-count="2569" meta:character-count="15413" meta:non-whitespace-character-count="12952"/>
    <meta:generator>LibreOffice/5.1.4.2$Linux_X86_64 LibreOffice_project/10m0$Build-2</meta:generator>
  </office:meta>
</office:document-meta>
</file>